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5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7" office:value-type="date" office:date-value="2020-09-01" calcext:value-type="date">
            <text:p>09/01/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id SVG and exported pngs.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7" office:value-type="date" office:date-value="2020-09-01" calcext:value-type="date">
            <text:p>09/01/20</text:p>
          </table:table-cell>
          <table:table-cell office:value-type="string" calcext:value-type="string">
            <text:p>P25-26</text:p>
          </table:table-cell>
          <table:table-cell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number-columns-repeated="3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2:00:38.847852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1T13:42:50.938683982</dc:date>
    <meta:editing-duration>PT4H7M28S</meta:editing-duration>
    <meta:editing-cycles>9</meta:editing-cycles>
    <meta:generator>LibreOffice/6.4.5.2$Linux_X86_64 LibreOffice_project/40$Build-2</meta:generator>
    <dc:creator>Andrew Conway</dc:creator>
    <meta:document-statistic meta:table-count="2" meta:cell-count="142" meta:object-count="0"/>
    <meta:user-defined meta:name="qrichtext">1</meta:user-defined>
  </office:meta>
</office:document-meta>
</file>